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99ccff" draw:fill-image-width="0cm" draw:fill-image-height="0cm" fo:min-height="15.62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fo:font-weight="bold" style:font-size-asian="14pt"/>
    </style:style>
    <style:style style:name="T3" style:family="text">
      <style:text-properties fo:color="#ff00ff" fo:font-size="14pt" fo:font-weight="bold" style:font-size-asian="14pt"/>
    </style:style>
    <style:style style:name="T4" style:family="text">
      <style:text-properties fo:color="#ff0000" fo:font-size="14pt" fo:font-weight="bold" style:font-size-asian="14pt"/>
    </style:style>
    <style:style style:name="T5" style:family="text">
      <style:text-properties fo:color="#0000ff" fo:font-size="14pt" fo:font-weight="bold" style:font-size-asian="14pt"/>
    </style:style>
    <style:style style:name="T6" style:family="text">
      <style:text-properties fo:color="#ff0000" fo:font-size="14pt" fo:font-style="italic" fo:font-weight="bold" style:font-size-asian="14pt"/>
    </style:style>
    <style:style style:name="T7" style:family="text">
      <style:text-properties fo:font-size="14pt" style:text-underline-style="solid" style:text-underline-width="auto" style:text-underline-color="font-color" fo:font-weight="bold" style:font-size-asian="14pt"/>
    </style:style>
    <style:style style:name="T8" style:family="text">
      <style:text-properties fo:color="#000000" fo:font-size="14pt" fo:text-shadow="1pt 1pt" fo:font-weight="bold" style:font-size-asian="14pt"/>
    </style:style>
    <style:style style:name="T9" style:family="text">
      <style:text-properties fo:font-size="14pt" fo:text-shadow="none" fo:font-weight="normal" style:font-size-asian="14pt"/>
    </style:style>
    <style:style style:name="T10" style:family="text">
      <style:text-properties fo:font-size="14pt" fo:text-shadow="1pt 1pt" fo:font-weight="bold" style:font-size-asian="14pt"/>
    </style:style>
    <style:style style:name="T11" style:family="text">
      <style:text-properties fo:color="#ff00ff" fo:font-size="14pt" fo:font-style="normal" style:font-size-asian="14pt"/>
    </style:style>
    <style:style style:name="T12" style:family="text">
      <style:text-properties fo:font-size="14pt" fo:font-weight="normal" style:font-size-asian="14pt"/>
    </style:style>
    <style:style style:name="T13" style:family="text">
      <style:text-properties fo:color="#ff00ff" fo:font-size="14pt" style:font-size-asian="14pt"/>
    </style:style>
    <style:style style:name="T14" style:family="text">
      <style:text-properties fo:font-size="14pt" style:text-underline-style="none" fo:font-weight="bold" style:font-size-asian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9.2cm" svg:height="15.876cm" svg:x="0.681cm" svg:y="0.124cm">
          <draw:text-box>
            <text:p text:style-name="P1"><text:span text:style-name="T1">00000000h: </text:span><text:span text:style-name="T2">2D 72 6F 6D 31 66 73 2D</text:span><text:span text:style-name="T1"> 00 00 02 B0 B9 4C BD 1D ;</text:span><text:span text:style-name="T2"> -rom1fs-</text:span><text:span text:style-name="T1">...</text:span><text:span text:style-name="T1">肮</text:span><text:span text:style-name="T1">L?</text:span></text:p>
            <text:p text:style-name="P1"><text:span text:style-name="T1">00000010h:</text:span><text:span text:style-name="T2"> 65 6D 62 65 64 64</text:span><text:span text:style-name="T1"> </text:span><text:span text:style-name="T2">65 64</text:span><text:span text:style-name="T1"> 00 00 00 00 00 00 00 00 ; </text:span><text:span text:style-name="T2">embedded</text:span><text:span text:style-name="T1">........</text:span></text:p>
            <text:p text:style-name="P1"><text:span text:style-name="T3">0000002</text:span><text:span text:style-name="T1">0h: </text:span><text:span text:style-name="T4">00 00 00 4</text:span><text:span text:style-name="T5">9</text:span><text:span text:style-name="T1"> </text:span><text:span text:style-name="T6">00 00 00 20</text:span><text:span text:style-name="T1"> 00 00 00 00 D1 FF FF 97 ; ...I... ....??</text:span></text:p>
            <text:p text:style-name="P1"><text:span text:style-name="T1">00000030h: </text:span><text:span text:style-name="T7">2E</text:span><text:span text:style-name="T2"> </text:span><text:span text:style-name="T1">00 00 00 00 00 00 00 00 00 00 00 00 00 00 00 ; </text:span><text:span text:style-name="T8">.</text:span><text:span text:style-name="T1">...............</text:span></text:p>
            <text:p text:style-name="P1"><text:span text:style-name="T3">0000004</text:span><text:span text:style-name="T1">0h: </text:span><text:span text:style-name="T4">00 00 00 6</text:span><text:span text:style-name="T5">0</text:span><text:span text:style-name="T1"> </text:span><text:span text:style-name="T6">00 00 00 20</text:span><text:span text:style-name="T1"> 00 00 00 00 D1 D1 FF 80 ; </text:span><text:span text:style-name="T9">..</text:span><text:span text:style-name="T1">.`... ....</text:span><text:span text:style-name="T1">蜒€</text:span></text:p>
            <text:p text:style-name="P1"><text:span text:style-name="T1">00000050h: </text:span><text:span text:style-name="T7">2E 2E</text:span><text:span text:style-name="T1"> 00 00 00 00 00 00 00 00 00 00 00 00 00 00 ; </text:span><text:span text:style-name="T10">..</text:span><text:span text:style-name="T1">..............</text:span></text:p>
            <text:p text:style-name="P1"><text:span text:style-name="T3">0000006</text:span><text:span text:style-name="T1">0h: </text:span><text:span text:style-name="T4">00 00 01 A</text:span><text:span text:style-name="T5">9</text:span><text:span text:style-name="T1"> </text:span><text:span text:style-name="T6">00 00 00 80</text:span><text:span text:style-name="T1"> 00 00 00 00 1B 96 8F 62 ; ...?..€.....</text:span><text:span text:style-name="T1">枏</text:span><text:span text:style-name="T1">b</text:span></text:p>
            <text:p text:style-name="P1"><text:span text:style-name="T1">00000070h: </text:span><text:span text:style-name="T2">6C 69 6E 75 78</text:span><text:span text:style-name="T1"> 00 00 00 00 00 00 00 00 00 00 00 ; </text:span><text:span text:style-name="T2">linux</text:span><text:span text:style-name="T1">...........</text:span></text:p>
            <text:p text:style-name="P1"><text:span text:style-name="T11">0000008</text:span><text:span text:style-name="T1">0h: </text:span><text:span text:style-name="T4">00 00 00 F</text:span><text:span text:style-name="T5">2</text:span><text:span text:style-name="T1"> 00 00 00 00 00 00 00 43 C1 B8 6D EE ; ...?......C</text:span><text:span text:style-name="T1">粮</text:span><text:span text:style-name="T1">m?</text:span></text:p>
            <text:p text:style-name="P1"><text:span text:style-name="T1">00000090h: </text:span><text:span text:style-name="T2">64 65 62 69 61 6E 2E 74 78 74</text:span><text:span text:style-name="T1"> 00 00 00 00 00 00 ; </text:span><text:span text:style-name="T2">debian.txt</text:span><text:span text:style-name="T12">.</text:span><text:span text:style-name="T1">.....</text:span></text:p>
            <text:p text:style-name="P1"><text:span text:style-name="T13">000000f</text:span><text:span text:style-name="T1">0h: </text:span><text:span text:style-name="T4">00 00 01 1</text:span><text:span text:style-name="T5">0</text:span><text:span text:style-name="T1"> </text:span><text:span text:style-name="T6">00 00 00 20 </text:span><text:span text:style-name="T1">00 00 00 00 D1 D1 FE D0 ; ....... ....</text:span><text:span text:style-name="T1">蜒</text:span></text:p>
            <text:p text:style-name="P1"><text:span text:style-name="T1">00000100h: </text:span><text:span text:style-name="T7">2E 2E</text:span><text:span text:style-name="T1"> 00 00 00 00 00 00 00 00 00 00 00 00 00 00 ; </text:span><text:span text:style-name="T10">..</text:span><text:span text:style-name="T1">..............</text:span></text:p>
            <text:p text:style-name="P1"><text:span text:style-name="T13">0000011</text:span><text:span text:style-name="T1">0h: </text:span><text:span text:style-name="T4">00 00 01 3</text:span><text:span text:style-name="T5">0</text:span><text:span text:style-name="T1"> </text:span><text:span text:style-name="T6">00 00 00 60</text:span><text:span text:style-name="T1"> 00 00 00 00 D1 FF FE 70 ; ...0...`....?</text:span></text:p>
            <text:p text:style-name="P1"><text:span text:style-name="T1">00000120h: </text:span><text:span text:style-name="T7">2E</text:span><text:span text:style-name="T1"> 00 00 00 00 00 00 00 00 00 00 00 00 00 00 00 ; </text:span><text:span text:style-name="T10">.</text:span><text:span text:style-name="T1">...............</text:span></text:p>
            <text:p text:style-name="P1"><text:span text:style-name="T13">0000013</text:span><text:span text:style-name="T1">0h: </text:span><text:span text:style-name="T4">00 00 00 0</text:span><text:span text:style-name="T5">2</text:span><text:span text:style-name="T1"> 00 00 00 00 00 00 00 4B B0 B7 62 CB ; ...........K</text:span><text:span text:style-name="T1">胺</text:span><text:span text:style-name="T1">b?</text:span></text:p>
            <text:p text:style-name="P1"><text:span text:style-name="T1">00000140h: </text:span><text:span text:style-name="T2">67 65 6E 74 6F 6F 2E 74 78 74</text:span><text:span text:style-name="T1"> 00 00 00 00 00 00 ; </text:span><text:span text:style-name="T2">gentoo.txt</text:span><text:span text:style-name="T1">......</text:span></text:p>
            <text:p text:style-name="P1"><text:span text:style-name="T3">000001a</text:span><text:span text:style-name="T1">0h: </text:span><text:span text:style-name="T4">00 00 01 F</text:span><text:span text:style-name="T5">2</text:span><text:span text:style-name="T1"> 00 00 00 00 00 00 00 1A 84 4F 2C 3D ; ...?.......</text:span><text:span text:style-name="T1">凮</text:span><text:span text:style-name="T1">,=</text:span></text:p>
            <text:p text:style-name="P1"><text:span text:style-name="T1">000001b0h: 69 6E 74 72 6F 64 75 63 74 69 6F 6E 2E 74 78 74 ; </text:span><text:span text:style-name="T2">introduction.txt</text:span></text:p>
            <text:p text:style-name="P1"><text:span text:style-name="T3">000001f</text:span><text:span text:style-name="T1">0h: </text:span><text:span text:style-name="T4">00 00 00 0</text:span><text:span text:style-name="T5">9</text:span><text:span text:style-name="T1"> </text:span><text:span text:style-name="T6">00 00 02 10</text:span><text:span text:style-name="T1"> 00 00 00 00 98 91 88 E7 ; ............</text:span><text:span text:style-name="T1">槕堢</text:span></text:p>
            <text:p text:style-name="P1"><text:span text:style-name="T1">00000200h:</text:span><text:span text:style-name="T7"> </text:span><text:span text:style-name="T14">67 6E 75</text:span><text:span text:style-name="T1"> 00 00 00 00 00 00 00 00 00 00 00 00 00 ; </text:span><text:span text:style-name="T2">gnu</text:span><text:span text:style-name="T1">.............</text:span></text:p>
            <text:p text:style-name="P1"><text:span text:style-name="T13">0000021</text:span><text:span text:style-name="T1">0h: </text:span><text:span text:style-name="T4">00 00 02 3</text:span><text:span text:style-name="T5">0</text:span><text:span text:style-name="T1"> </text:span><text:span text:style-name="T6">00 00 00 20</text:span><text:span text:style-name="T1"> 00 00 00 00 D1 D1 FD B0 ; ...0... ....</text:span><text:span text:style-name="T1">蜒</text:span></text:p>
            <text:p text:style-name="P1"><text:span text:style-name="T1">00000220h: </text:span><text:span text:style-name="T7">2E 2E</text:span><text:span text:style-name="T1"> 00 00 00 00 00 00 00 00 00 00 00 00 00 00 ; </text:span><text:span text:style-name="T10">..</text:span><text:span text:style-name="T1">..............</text:span></text:p>
            <text:p text:style-name="P1"><text:span text:style-name="T13">0000023</text:span><text:span text:style-name="T1">0h: </text:span><text:span text:style-name="T4">00 00 02 5</text:span><text:span text:style-name="T5">0</text:span><text:span text:style-name="T1"> </text:span><text:span text:style-name="T6">00 00 01 F0</text:span><text:span text:style-name="T1"> 00 00 00 00 D1 FF FB C0 ; ...P...?...?</text:span></text:p>
            <text:p text:style-name="P1"><text:span text:style-name="T1">00000240h: </text:span><text:span text:style-name="T7">2E</text:span><text:span text:style-name="T1"> 00 00 00 00 00 00 00 00 00 00 00 00 00 00 00 ; </text:span><text:span text:style-name="T10">.</text:span><text:span text:style-name="T1">...............</text:span></text:p>
            <text:p text:style-name="P1"><text:span text:style-name="T13">0000025</text:span><text:span text:style-name="T1">0h: </text:span><text:span text:style-name="T4">00 00 00 0</text:span><text:span text:style-name="T5">2</text:span><text:span text:style-name="T1"> 00 00 00 00 00 00 00 35 B3 64 29 EE ; ...........5</text:span><text:span text:style-name="T1">砫</text:span><text:span text:style-name="T1">)?</text:span></text:p>
            <text:p text:style-name="P1"><text:span text:style-name="T1">00000260h: </text:span><text:span text:style-name="T2">65 6D 61 63 73 2E 74 78 74</text:span><text:span text:style-name="T1"> 00 00 00 00 00 00 00 ; </text:span><text:span text:style-name="T2">emacs.txt</text:span><text:span text:style-name="T1">.......</text:span></text:p>
            <text:p text:style-name="P1"><text:span text:style-name="T1">000003f0h: 00 00 00 00 00 00 00 00 00 00 00 00 00 00 00 00 ; ...............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SimSun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.419cm" fo:margin-bottom="0.753cm" fo:margin-left="0.381cm" fo:margin-right="0.464cm" fo:page-width="20cm" fo:page-height="16cm" style:print-orientation="landscape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58</meta:generator>
    <meta:creation-date>2008-11-08T22:24:59</meta:creation-date>
    <dc:date>2008-11-09T17:27:25</dc:date>
    <dc:language>en-US</dc:language>
    <meta:editing-cycles>5</meta:editing-cycles>
    <meta:editing-duration>PT38M48S</meta:editing-duration>
    <meta:user-defined meta:name="Info 1"/>
    <meta:user-defined meta:name="Info 2"/>
    <meta:user-defined meta:name="Info 3"/>
    <meta:user-defined meta:name="Info 4"/>
    <meta:document-statistic meta:object-count="1"/>
  </office:meta>
</office:document-meta>
</file>